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50000000451939C6FBD318880D.png" manifest:media-type="image/png"/>
  <manifest:file-entry manifest:full-path="Pictures/1000166A0000083800000719A1536A48D6E1798A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bcc" draw:textarea-horizontal-align="justify" draw:textarea-vertical-align="top" draw:auto-grow-height="false" fo:min-height="2.417cm" fo:min-width="5.215cm"/>
    </style:style>
    <style:style style:name="gr2" style:family="graphic" style:parent-style-name="standard">
      <style:graphic-properties svg:stroke-color="#000000" draw:fill-color="#fffbcc" draw:textarea-horizontal-align="justify" draw:textarea-vertical-align="top" draw:auto-grow-height="false" fo:min-height="2.417cm" fo:min-width="9.152cm"/>
    </style:style>
    <style:style style:name="gr3" style:family="graphic" style:parent-style-name="standard">
      <style:graphic-properties svg:stroke-color="#000000" draw:fill-color="#bce4e5" draw:textarea-horizontal-align="justify" draw:textarea-vertical-align="middle" draw:auto-grow-height="false" fo:min-height="1.011cm" fo:min-width="8.635cm"/>
    </style:style>
    <style:style style:name="gr4" style:family="graphic" style:parent-style-name="standard">
      <style:graphic-properties svg:stroke-color="#000000" draw:fill-color="#fffbcc" draw:textarea-horizontal-align="justify" draw:textarea-vertical-align="top" draw:auto-grow-height="false" fo:min-height="3.306cm" fo:min-width="7.755cm"/>
    </style:style>
    <style:style style:name="gr5" style:family="graphic" style:parent-style-name="standard">
      <style:graphic-properties svg:stroke-color="#000000" draw:fill-color="#fffbcc" draw:textarea-horizontal-align="justify" draw:textarea-vertical-align="top" draw:auto-grow-height="false" fo:min-height="3.052cm" fo:min-width="12.691cm"/>
    </style:style>
    <style:style style:name="gr6" style:family="graphic" style:parent-style-name="standard">
      <style:graphic-properties svg:stroke-color="#000000" draw:fill-color="#bce4e5" draw:textarea-horizontal-align="justify" draw:textarea-vertical-align="middle" draw:auto-grow-height="false" fo:min-height="1.356cm" fo:min-width="7.202cm"/>
    </style:style>
    <style:style style:name="gr7" style:family="graphic" style:parent-style-name="standard">
      <style:graphic-properties svg:stroke-color="#000000" draw:fill-color="#fffbcc" draw:textarea-horizontal-align="justify" draw:textarea-vertical-align="top" draw:auto-grow-height="false" fo:min-height="8.037cm" fo:min-width="23.884cm"/>
    </style:style>
    <style:style style:name="gr8" style:family="graphic" style:parent-style-name="standard">
      <style:graphic-properties svg:stroke-color="#000000" draw:fill-color="#bee3d3" draw:textarea-horizontal-align="justify" draw:textarea-vertical-align="top" draw:auto-grow-height="false" fo:min-height="0.639cm" fo:min-width="3.17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199cm" fo:min-width="0.531cm"/>
    </style:style>
    <style:style style:name="gr10" style:family="graphic" style:parent-style-name="standard">
      <style:graphic-properties svg:stroke-color="#000000" draw:fill-color="#bee3d3" draw:textarea-horizontal-align="justify" draw:textarea-vertical-align="top" draw:auto-grow-height="false" fo:min-height="1.621cm" fo:min-width="3.486cm"/>
    </style:style>
    <style:style style:name="gr11" style:family="graphic" style:parent-style-name="standard">
      <style:graphic-properties svg:stroke-color="#000000" draw:fill-color="#00aaad" draw:textarea-horizontal-align="justify" draw:textarea-vertical-align="top" draw:auto-grow-height="false" fo:min-height="0.62cm" fo:min-width="2.836cm"/>
    </style:style>
    <style:style style:name="gr12" style:family="graphic" style:parent-style-name="standard">
      <style:graphic-properties svg:stroke-color="#000000" draw:fill-color="#bee3d3" draw:textarea-horizontal-align="justify" draw:textarea-vertical-align="top" draw:auto-grow-height="false" fo:min-height="2.082cm" fo:min-width="3.337cm"/>
    </style:style>
    <style:style style:name="gr13" style:family="graphic" style:parent-style-name="standard">
      <style:graphic-properties svg:stroke-color="#000000" draw:fill-color="#dfcce4" draw:textarea-horizontal-align="justify" draw:textarea-vertical-align="middle" draw:auto-grow-height="false" fo:min-height="1.299cm" fo:min-width="2.338cm"/>
    </style:style>
    <style:style style:name="gr14" style:family="graphic" style:parent-style-name="standard" style:list-style-name="L1">
      <style:graphic-properties svg:stroke-color="#000000" draw:fill-color="#fcd4d1" draw:textarea-horizontal-align="justify" draw:textarea-vertical-align="top" draw:auto-grow-height="false" fo:min-height="2.544cm" fo:min-width="5.39cm" fo:wrap-option="wrap"/>
    </style:style>
    <style:style style:name="gr15" style:family="graphic" style:parent-style-name="standard">
      <style:graphic-properties svg:stroke-color="#000000" draw:fill-color="#fcd4d1" draw:textarea-horizontal-align="justify" draw:textarea-vertical-align="top" draw:auto-grow-height="false" fo:min-height="0.639cm" fo:min-width="3.818cm"/>
    </style:style>
    <style:style style:name="gr16" style:family="graphic" style:parent-style-name="standard">
      <style:graphic-properties svg:stroke-color="#000000" draw:fill-color="#bce4e5" draw:textarea-horizontal-align="justify" draw:textarea-vertical-align="middle" draw:auto-grow-height="false" fo:min-height="0.323cm" fo:min-width="2.349cm"/>
    </style:style>
    <style:style style:name="gr17" style:family="graphic" style:parent-style-name="standard">
      <style:graphic-properties svg:stroke-color="#000000" draw:fill-color="#bce4e5" draw:textarea-horizontal-align="justify" draw:textarea-vertical-align="middle" draw:auto-grow-height="false" fo:min-height="0.944cm" fo:min-width="4.706cm"/>
    </style:style>
    <style:style style:name="gr18" style:family="graphic" style:parent-style-name="standard">
      <style:graphic-properties svg:stroke-color="#000000" draw:fill-color="#bee3d3" draw:textarea-horizontal-align="justify" draw:textarea-vertical-align="top" draw:auto-grow-height="false" fo:min-height="1.147cm" fo:min-width="2.949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dash" draw:stroke-dash="Fine_20_Dashed" draw:marker-end="Arrow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412cm"/>
    </style:style>
    <style:style style:name="gr22" style:family="graphic" style:parent-style-name="standard">
      <style:graphic-properties svg:stroke-color="#000000" draw:fill-color="#bce4e5" draw:textarea-horizontal-align="justify" draw:textarea-vertical-align="middle" draw:auto-grow-height="false" fo:min-height="0.488cm" fo:min-width="1.581cm"/>
    </style:style>
    <style:style style:name="gr23" style:family="graphic" style:parent-style-name="standard">
      <style:graphic-properties svg:stroke-color="#000000" draw:fill-color="#bce4e5" draw:textarea-horizontal-align="justify" draw:textarea-vertical-align="middle" draw:auto-grow-height="false" fo:min-height="0.39cm" fo:min-width="1.162cm"/>
    </style:style>
    <style:style style:name="gr24" style:family="graphic" style:parent-style-name="standard">
      <style:graphic-properties svg:stroke-color="#000000" draw:fill-color="#bce4e5" draw:textarea-horizontal-align="justify" draw:textarea-vertical-align="middle" draw:auto-grow-height="false" fo:min-height="0.862cm" fo:min-width="2.174cm"/>
    </style:style>
    <style:style style:name="gr25" style:family="graphic" style:parent-style-name="standard">
      <style:graphic-properties draw:stroke="none" svg:stroke-color="#000000" draw:fill="none" draw:fill-color="#ffffff" fo:min-height="0.064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color="#000000" draw:fill-color="#bce4e5" draw:textarea-horizontal-align="justify" draw:textarea-vertical-align="middle" draw:auto-grow-height="false" fo:min-height="0.374cm" fo:min-width="2.785cm"/>
    </style:style>
    <style:style style:name="gr28" style:family="graphic" style:parent-style-name="standard">
      <style:graphic-properties svg:stroke-color="#000000" draw:fill-color="#fcd3c1" draw:textarea-horizontal-align="justify" draw:textarea-vertical-align="middle" draw:auto-grow-height="false" fo:min-height="1.356cm" fo:min-width="1.886cm"/>
    </style:style>
    <style:style style:name="gr29" style:family="graphic" style:parent-style-name="standard">
      <style:graphic-properties svg:stroke-color="#000000" draw:fill-color="#21409a" draw:textarea-horizontal-align="justify" draw:textarea-vertical-align="middle" draw:auto-grow-height="false" fo:min-height="0.739cm" fo:min-width="0.847cm"/>
    </style:style>
    <style:style style:name="P1" style:family="paragraph">
      <style:paragraph-properties fo:text-align="start"/>
      <style:text-properties style:font-name="Liberation Mono" fo:font-weight="bold" style:font-weight-asian="bold" style:font-weight-complex="bold"/>
    </style:style>
    <style:style style:name="P2" style:family="paragraph">
      <loext:graphic-properties draw:fill-color="#fffbcc"/>
      <style:paragraph-properties fo:text-align="start"/>
      <style:text-properties style:font-name="Liberation Mono" fo:font-weight="bold" style:font-weight-asian="bold" style:font-weight-complex="bold"/>
    </style:style>
    <style:style style:name="P3" style:family="paragraph">
      <style:paragraph-properties fo:text-align="start"/>
      <style:text-properties style:font-name="Liberation Mono"/>
    </style:style>
    <style:style style:name="P4" style:family="paragraph">
      <loext:graphic-properties draw:fill-color="#bce4e5"/>
      <style:paragraph-properties fo:text-align="start"/>
      <style:text-properties style:font-name="Liberation Mono"/>
    </style:style>
    <style:style style:name="P5" style:family="paragraph">
      <loext:graphic-properties draw:fill-color="#bce4e5"/>
      <style:paragraph-properties fo:text-align="start"/>
      <style:text-properties style:font-name="Liberation Mono" fo:font-weight="bold" style:font-weight-asian="bold" style:font-weight-complex="bold"/>
    </style:style>
    <style:style style:name="P6" style:family="paragraph">
      <loext:graphic-properties draw:fill-color="#bee3d3"/>
      <style:paragraph-properties fo:text-align="start"/>
      <style:text-properties fo:color="#bee3d3" style:font-name="Liberation Mono" fo:font-weight="bold" style:font-weight-asian="bold" style:font-weight-complex="bold"/>
    </style:style>
    <style:style style:name="P7" style:family="paragraph">
      <style:paragraph-properties fo:text-align="center"/>
      <style:text-properties fo:color="#ffffff"/>
    </style:style>
    <style:style style:name="P8" style:family="paragraph">
      <loext:graphic-properties draw:fill-color="#000000"/>
      <style:paragraph-properties fo:text-align="center"/>
      <style:text-properties fo:color="#ffffff" style:font-name="Liberation Mono" fo:font-weight="bold" style:font-weight-asian="bold" style:font-weight-complex="bold"/>
    </style:style>
    <style:style style:name="P9" style:family="paragraph">
      <style:paragraph-properties fo:text-align="start"/>
      <style:text-properties fo:color="#000000" style:font-name="Liberation Mono" fo:font-weight="bold" style:font-weight-asian="bold" style:font-weight-complex="bold"/>
    </style:style>
    <style:style style:name="P10" style:family="paragraph">
      <loext:graphic-properties draw:fill-color="#bee3d3"/>
      <style:paragraph-properties fo:text-align="start"/>
      <style:text-properties fo:color="#000000" style:font-name="Liberation Mono" fo:font-weight="bold" style:font-weight-asian="bold" style:font-weight-complex="bold"/>
    </style:style>
    <style:style style:name="P11" style:family="paragraph">
      <style:paragraph-properties fo:text-align="center"/>
      <style:text-properties fo:color="#bee3d3" style:font-name="Liberation Mono" fo:font-weight="bold" style:font-weight-asian="bold" style:font-weight-complex="bold"/>
    </style:style>
    <style:style style:name="P12" style:family="paragraph">
      <loext:graphic-properties draw:fill-color="#00aaad"/>
      <style:paragraph-properties fo:text-align="center"/>
      <style:text-properties fo:color="#bee3d3" style:font-name="Liberation Mono" fo:font-weight="bold" style:font-weight-asian="bold" style:font-weight-complex="bold"/>
    </style:style>
    <style:style style:name="P13" style:family="paragraph">
      <loext:graphic-properties draw:fill-color="#dfcce4"/>
      <style:paragraph-properties fo:text-align="start"/>
      <style:text-properties fo:color="#bee3d3" style:font-name="Liberation Mono" fo:font-weight="bold" style:font-weight-asian="bold" style:font-weight-complex="bold"/>
    </style:style>
    <style:style style:name="P14" style:family="paragraph">
      <style:paragraph-properties fo:text-align="center"/>
      <style:text-properties style:font-name="Liberation Mono" fo:font-weight="bold" style:font-weight-asian="bold" style:font-weight-complex="bold"/>
    </style:style>
    <style:style style:name="P15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Mono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Mono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loext:graphic-properties draw:fill-color="#fcd4d1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Mono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loext:graphic-properties draw:fill-color="#fcd4d1"/>
      <style:paragraph-properties fo:text-align="start"/>
      <style:text-properties fo:color="#bee3d3" style:font-name="Liberation Mono" fo:font-weight="bold" style:font-weight-asian="bold" style:font-weight-complex="bold"/>
    </style:style>
    <style:style style:name="P19" style:family="paragraph">
      <loext:graphic-properties draw:fill-color="#bee3d3"/>
      <style:paragraph-properties fo:text-align="center"/>
      <style:text-properties fo:color="#bee3d3" style:font-name="Liberation Mono" fo:font-weight="bold" style:font-weight-asian="bold" style:font-weight-complex="bold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color="#808080"/>
    </style:style>
    <style:style style:name="P23" style:family="paragraph">
      <loext:graphic-properties draw:fill="none" draw:fill-color="#ffffff"/>
      <style:paragraph-properties fo:text-align="center"/>
      <style:text-properties fo:color="#808080"/>
    </style:style>
    <style:style style:name="P24" style:family="paragraph">
      <style:paragraph-properties fo:text-align="center"/>
      <style:text-properties style:font-name="Liberation Mono"/>
    </style:style>
    <style:style style:name="P25" style:family="paragraph">
      <loext:graphic-properties draw:fill-color="#bce4e5"/>
      <style:paragraph-properties fo:text-align="center"/>
      <style:text-properties style:font-name="Liberation Mono"/>
    </style:style>
    <style:style style:name="P26" style:family="paragraph">
      <loext:graphic-properties draw:fill-color="#bce4e5"/>
      <style:paragraph-properties fo:text-align="center"/>
      <style:text-properties style:font-name="Liberation Mono" fo:font-weight="bold" style:font-weight-asian="bold" style:font-weight-complex="bold"/>
    </style:style>
    <style:style style:name="P27" style:family="paragraph">
      <loext:graphic-properties draw:fill-color="#fcd3c1"/>
      <style:paragraph-properties fo:text-align="start"/>
      <style:text-properties style:font-name="Liberation Mono" fo:font-weight="bold" style:font-weight-asian="bold" style:font-weight-complex="bold"/>
    </style:style>
    <style:style style:name="P28" style:family="paragraph">
      <style:paragraph-properties fo:text-align="center"/>
      <style:text-properties fo:color="#ffffff" style:font-name="Liberation Mono" fo:font-weight="bold"/>
    </style:style>
    <style:style style:name="P29" style:family="paragraph">
      <loext:graphic-properties draw:fill-color="#21409a"/>
      <style:paragraph-properties fo:text-align="center"/>
      <style:text-properties fo:color="#ffffff" style:font-name="Liberation Mono" fo:font-weight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ffffff" style:font-name="Liberation Mono"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808080" fo:font-size="10.5pt" style:font-size-asian="10.5pt" style:font-size-complex="10.5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Liberation Mon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715cm" svg:height="2.667cm" svg:x="1.508cm" svg:y="2.251cm">
          <text:p text:style-name="P1"><text:span text:style-name="T1">detectors/athena</text:span></text:p>
          <text:p text:style-name="P1"><text:span text:style-name="T1">detectors/ip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9.652cm" svg:height="2.667cm" svg:x="8.163cm" svg:y="2.378cm">
          <text:p text:style-name="P1"><text:span text:style-name="T1">ei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5" draw:id="id5" draw:layer="layout" svg:width="9.271cm" svg:height="1.397cm" svg:x="8.29cm" svg:y="3.267cm">
          <text:p text:style-name="P3"><text:span text:style-name="T2">component: eic::CherenkovPdgHypothesis</text:span></text:p>
          <text:p text:style-name="P3"><text:span text:style-name="T2">datatype: eic::CherenkovParticle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7" draw:id="id7" draw:layer="layout" svg:width="8.255cm" svg:height="3.556cm" svg:x="18.526cm" svg:y="2.251cm">
          <draw:glue-point draw:id="8" svg:x="-3.812cm" svg:y="5cm"/>
          <text:p text:style-name="P1"><text:span text:style-name="T1">I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20" draw:id="id20" draw:layer="layout" svg:width="13.191cm" svg:height="3.302cm" svg:x="8.529cm" svg:y="6.969cm">
          <text:p text:style-name="P1"><text:span text:style-name="T1">Jugg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xml:id="id6" draw:id="id6" draw:layer="layout" svg:width="7.874cm" svg:height="1.778cm" svg:x="12.83cm" svg:y="7.858cm">
          <draw:glue-point draw:id="4" svg:x="-3.733cm" svg:y="-5.005cm"/>
          <draw:glue-point draw:id="5" svg:x="4.491cm" svg:y="-5.005cm"/>
          <draw:glue-point draw:id="6" svg:x="-2.766cm" svg:y="5cm"/>
          <text:p text:style-name="P1"><text:span text:style-name="T3">Jug::PID::IRTAlgorith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4.384cm" svg:height="8.287cm" svg:x="2.27cm" svg:y="11.903cm">
          <text:p text:style-name="P1"><text:span text:style-name="T1">benchmarks/reconstruction_benchmarks/benchmarks/rich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6" xml:id="id10" draw:id="id10" draw:layer="layout" svg:width="3.671cm" svg:height="0.889cm" svg:x="2.949cm" svg:y="14.043cm">
          <text:p text:style-name="P1"><text:span text:style-name="T1">run_irt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8" draw:layer="layout" svg:width="1.143cm" svg:height="0.635cm" svg:x="2.556cm" svg:y="13.508cm">
          <text:p text:style-name="P7"><text:span text:style-name="T4">CI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g xml:id="id9" draw:id="id9">
          <draw:custom-shape draw:style-name="gr10" draw:text-style-name="P10" draw:layer="layout" svg:width="3.986cm" svg:height="1.871cm" svg:x="7.504cm" svg:y="13.573cm">
            <text:p text:style-name="P9"><text:span text:style-name="T5">simulate.py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12" draw:layer="layout" svg:width="3.336cm" svg:height="0.87cm" svg:x="7.86cm" svg:y="14.428cm">
            <text:p text:style-name="P11"><text:span text:style-name="T1">npsim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12" draw:text-style-name="P6" xml:id="id11" draw:id="id11" draw:layer="layout" svg:width="3.837cm" svg:height="2.332cm" svg:x="15.518cm" svg:y="13.335cm">
            <text:p text:style-name="P1"><text:span text:style-name="T1">gaudirun.py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3" draw:text-style-name="P13" draw:layer="layout" svg:width="2.838cm" svg:height="1.549cm" svg:x="16.053cm" svg:y="13.991cm">
            <text:p text:style-name="P1"><text:span text:style-name="T1">options/</text:span></text:p>
            <text:p text:style-name="P1"><text:span text:style-name="T1">irt.py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1" draw:text-style-name="P12" xml:id="id4" draw:id="id4" draw:layer="layout" svg:width="3.336cm" svg:height="0.87cm" svg:x="2.617cm" svg:y="10.271cm">
          <text:p text:style-name="P14"><text:span text:style-name="T1">npdet_in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7" xml:id="id15" draw:id="id15" draw:layer="layout" svg:width="5.89cm" svg:height="2.794cm" svg:x="20.183cm" svg:y="12.93cm">
          <text:p text:style-name="P15"><text:span text:style-name="T1">analysis.C [TODO]</text:span></text:p>
          <text:p text:style-name="P16"><text:span text:style-name="T6">works on full sim output too, for full analysis [DeathValley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8" xml:id="id13" draw:id="id13" draw:layer="layout" svg:width="4.318cm" svg:height="0.889cm" svg:x="11.16cm" svg:y="16.44cm">
          <text:p text:style-name="P1"><text:span text:style-name="T1">draw_histos.C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6" draw:text-style-name="P5" xml:id="id17" draw:id="id17" draw:layer="layout" svg:width="2.911cm" svg:height="0.635cm" svg:x="11.867cm" svg:y="17.964cm">
          <text:p text:style-name="P1"><text:span text:style-name="T7">raw 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xml:id="id16" draw:id="id16" draw:layer="layout" svg:width="5.334cm" svg:height="1.322cm" svg:x="20.501cm" svg:y="16.75cm">
          <text:p text:style-name="P1"><text:span text:style-name="T7">reconstruction and</text:span></text:p>
          <text:p text:style-name="P1"><text:span text:style-name="T7">performance 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9" xml:id="id18" draw:id="id18" draw:layer="layout" svg:width="3.449cm" svg:height="1.397cm" svg:x="3.04cm" svg:y="18.48cm">
          <text:p text:style-name="P14"><text:span text:style-name="T1">collect </text:span></text:p>
          <text:p text:style-name="P14"><text:span text:style-name="T1">artifac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8" draw:layer="layout" svg:width="1.143cm" svg:height="0.635cm" svg:x="2.556cm" svg:y="18.008cm">
          <text:p text:style-name="P7"><text:span text:style-name="T4">CI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onnector draw:style-name="gr19" draw:text-style-name="P20" draw:layer="layout" draw:type="lines" svg:x1="4.365cm" svg:y1="4.918cm" svg:x2="9.367cm" svg:y2="8.765cm" draw:start-shape="id1" draw:start-glue-point="6" draw:end-shape="id2" draw:end-glue-point="3" svg:d="M4365 4918v501l4501 3346h501" svg:viewBox="0 0 5003 3848">
          <text:p/>
        </draw:connector>
        <draw:connector draw:style-name="gr19" draw:text-style-name="P20" draw:layer="layout" draw:type="lines" svg:x1="2.714cm" svg:y1="4.477cm" svg:x2="4.285cm" svg:y2="10.271cm" draw:start-shape="id3" draw:start-glue-point="2" draw:end-shape="id4" draw:end-glue-point="4" svg:d="M2714 4477v502l1571 4791v501" svg:viewBox="0 0 1572 5795">
          <text:p/>
        </draw:connector>
        <draw:connector draw:style-name="gr19" draw:text-style-name="P20" draw:layer="layout" draw:type="lines" svg:x1="12.925cm" svg:y1="4.664cm" svg:x2="13.828cm" svg:y2="7.858cm" draw:start-shape="id5" draw:start-glue-point="2" draw:end-shape="id6" draw:end-glue-point="4" svg:d="M12925 4664v501l903 2192v501" svg:viewBox="0 0 904 3195">
          <text:p/>
        </draw:connector>
        <draw:connector draw:style-name="gr19" draw:text-style-name="P20" draw:layer="layout" draw:type="lines" svg:x1="19.507cm" svg:y1="5.807cm" svg:x2="16.767cm" svg:y2="7.858cm" draw:start-shape="id7" draw:start-glue-point="8" draw:end-shape="id6" draw:end-glue-point="0" svg:d="M19507 5807v502l-2740 1048v501" svg:viewBox="0 0 2741 2052">
          <text:p/>
        </draw:connector>
        <draw:connector draw:style-name="gr20" draw:text-style-name="P21" draw:layer="layout" svg:x1="21.743cm" svg:y1="5.191cm" svg:x2="20.303cm" svg:y2="7.858cm" draw:start-shape="id8" draw:start-glue-point="2" draw:end-shape="id6" draw:end-glue-point="5" svg:d="M21743 5191v1334h-1440v1333" svg:viewBox="0 0 1441 2668">
          <text:p/>
        </draw:connector>
        <draw:frame draw:style-name="gr21" draw:text-style-name="P23" draw:layer="layout" svg:width="2.413cm" svg:height="0.662cm" svg:x="19.812cm" svg:y="6.004cm">
          <draw:text-box>
            <text:p text:style-name="P22"><text:span text:style-name="T8">ba</text:span><text:span text:style-name="T8">ck</text:span><text:span text:style-name="T8">do</text:span><text:span text:style-name="T8">or</text:span></text:p>
          </draw:text-box>
        </draw:frame>
        <draw:connector draw:style-name="gr19" draw:text-style-name="P20" draw:layer="layout" draw:type="lines" svg:x1="5.953cm" svg:y1="10.706cm" svg:x2="9.497cm" svg:y2="13.573cm" draw:start-shape="id4" draw:start-glue-point="7" draw:end-shape="id9" draw:end-glue-point="0" svg:d="M5953 10706h502l3042 2365v502" svg:viewBox="0 0 3545 2868">
          <text:p/>
        </draw:connector>
        <draw:connector draw:style-name="gr19" draw:text-style-name="P20" draw:layer="layout" draw:type="lines" svg:x1="6.62cm" svg:y1="14.487cm" svg:x2="7.504cm" svg:y2="14.508cm" draw:start-shape="id10" draw:start-glue-point="7" draw:end-shape="id9" draw:end-glue-point="3" svg:d="M6620 14487h501l-118 21h501" svg:viewBox="0 0 885 22">
          <text:p/>
        </draw:connector>
        <draw:connector draw:style-name="gr19" draw:text-style-name="P20" draw:layer="layout" draw:type="lines" svg:x1="17.437cm" svg:y1="13.335cm" svg:x2="16.767cm" svg:y2="9.636cm" draw:start-shape="id11" draw:start-glue-point="4" draw:end-shape="id6" draw:end-glue-point="2" svg:d="M17437 13335v-501l-670-2696v-502" svg:viewBox="0 0 671 3700">
          <text:p/>
        </draw:connector>
        <draw:connector draw:style-name="gr19" draw:text-style-name="P20" draw:layer="layout" draw:type="line" svg:x1="13.337cm" svg:y1="15.189cm" svg:x2="13.319cm" svg:y2="16.44cm" draw:start-shape="id12" draw:start-glue-point="8" draw:end-shape="id13" draw:end-glue-point="4" svg:d="M13337 15189l-18 1251" svg:viewBox="0 0 19 1252">
          <text:p/>
        </draw:connector>
        <draw:custom-shape draw:style-name="gr22" draw:text-style-name="P4" xml:id="id3" draw:id="id3" draw:layer="layout" svg:width="2.159cm" svg:height="0.816cm" svg:x="1.635cm" svg:y="3.661cm">
          <text:p text:style-name="P3"><text:span text:style-name="T9">comp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5" xml:id="id14" draw:id="id14" draw:layer="layout" svg:width="1.73cm" svg:height="0.708cm" svg:x="5.064cm" svg:y="3.702cm">
          <text:p text:style-name="P24"><text:span text:style-name="T9">s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20" draw:layer="layout" draw:type="line" svg:x1="3.794cm" svg:y1="4.069cm" svg:x2="5.064cm" svg:y2="4.056cm" draw:start-shape="id3" draw:start-glue-point="1" draw:end-shape="id14" draw:end-glue-point="3" svg:d="M3794 4069l1270-13" svg:viewBox="0 0 1271 14">
          <text:p/>
        </draw:connector>
        <draw:connector draw:style-name="gr19" draw:text-style-name="P20" draw:layer="layout" draw:type="line" svg:x1="23.128cm" svg:y1="15.724cm" svg:x2="23.168cm" svg:y2="16.75cm" draw:start-shape="id15" draw:start-glue-point="6" draw:end-shape="id16" draw:end-glue-point="0" svg:d="M23128 15724l40 1026" svg:viewBox="0 0 41 1027">
          <text:p/>
        </draw:connector>
        <draw:connector draw:style-name="gr19" draw:text-style-name="P20" draw:layer="layout" svg:x1="13.322cm" svg:y1="18.599cm" svg:x2="6.489cm" svg:y2="19.178cm" draw:start-shape="id17" draw:start-glue-point="2" draw:end-shape="id18" svg:d="M13322 18599v579h-6833" svg:viewBox="0 0 6834 580">
          <text:p/>
        </draw:connector>
        <draw:connector draw:style-name="gr19" draw:text-style-name="P20" draw:layer="layout" svg:x1="23.168cm" svg:y1="18.072cm" svg:x2="6.489cm" svg:y2="19.179cm" draw:start-shape="id16" draw:start-glue-point="2" draw:end-shape="id18" draw:end-glue-point="7" svg:d="M23168 18072v1107h-16679" svg:viewBox="0 0 16680 1108">
          <text:p/>
        </draw:connector>
        <draw:connector draw:style-name="gr19" draw:text-style-name="P20" draw:layer="layout" draw:type="line" svg:x1="4.785cm" svg:y1="14.932cm" svg:x2="4.764cm" svg:y2="18.48cm" draw:start-shape="id10" draw:start-glue-point="6" draw:end-shape="id18" draw:end-glue-point="4" svg:d="M4785 14932l-21 3548" svg:viewBox="0 0 22 3549">
          <text:p/>
        </draw:connector>
        <draw:custom-shape draw:style-name="gr24" draw:text-style-name="P25" xml:id="id19" draw:id="id19" draw:layer="layout" svg:width="2.794cm" svg:height="1.232cm" svg:x="20.152cm" svg:y="2.632cm">
          <text:p text:style-name="P24"><text:span text:style-name="T9">detectors/</text:span></text:p>
          <text:p text:style-name="P24"><text:span text:style-name="T9">s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21" draw:layer="layout" draw:line-skew="-0.642cm" svg:x1="5.929cm" svg:y1="3.702cm" svg:x2="21.549cm" svg:y2="2.632cm" draw:start-shape="id14" draw:start-glue-point="0" draw:end-shape="id19" draw:end-glue-point="0" svg:d="M5929 3702v-2213h15620v1143" svg:viewBox="0 0 15621 2214">
          <text:p/>
        </draw:connector>
        <draw:frame draw:style-name="gr25" draw:text-style-name="P23" draw:layer="layout" svg:width="4.191cm" svg:height="0.662cm" svg:x="12.557cm" svg:y="0.954cm">
          <draw:text-box>
            <text:p text:style-name="P22"><text:span text:style-name="T8">emb</text:span><text:span text:style-name="T8">ed </text:span><text:span text:style-name="T8">IRT </text:span><text:span text:style-name="T8">geo</text:span><text:span text:style-name="T8">metr</text:span><text:span text:style-name="T8">y</text:span></text:p>
          </draw:text-box>
        </draw:frame>
        <draw:frame draw:style-name="gr26" draw:text-style-name="P21" draw:layer="layout" svg:width="2.103cm" svg:height="1.816cm" draw:transform="rotate (1.5707963267949) translate (1.062cm 15.495cm)">
          <draw:image xlink:href="Pictures/1000166A0000083800000719A1536A48D6E1798A.svg" xlink:type="simple" xlink:show="embed" xlink:actuate="onLoad">
            <text:p/>
          </draw:image>
          <draw:image xlink:href="Pictures/1000020100000050000000451939C6FBD318880D.png" xlink:type="simple" xlink:show="embed" xlink:actuate="onLoad"/>
        </draw:frame>
        <draw:frame draw:style-name="gr26" draw:text-style-name="P21" draw:layer="layout" svg:width="2.103cm" svg:height="1.816cm" draw:transform="rotate (-1.5707963267949) translate (2.708cm 18.201cm)">
          <draw:image xlink:href="Pictures/1000166A0000083800000719A1536A48D6E1798A.svg" xlink:type="simple" xlink:show="embed" xlink:actuate="onLoad">
            <text:p/>
          </draw:image>
          <draw:image xlink:href="Pictures/1000020100000050000000451939C6FBD318880D.png" xlink:type="simple" xlink:show="embed" xlink:actuate="onLoad"/>
        </draw:frame>
        <draw:custom-shape draw:style-name="gr27" draw:text-style-name="P25" xml:id="id8" draw:id="id8" draw:layer="layout" svg:width="3.351cm" svg:height="0.69cm" svg:x="20.068cm" svg:y="4.501cm">
          <text:p text:style-name="P24"><text:span text:style-name="T9">config</text:span><text:span text:style-name="T9">.ro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20" draw:layer="layout" draw:type="line" svg:x1="21.549cm" svg:y1="3.864cm" svg:x2="21.743cm" svg:y2="4.501cm" draw:start-shape="id19" draw:start-glue-point="2" draw:end-shape="id8" draw:end-glue-point="0" svg:d="M21549 3864l194 637" svg:viewBox="0 0 195 638">
          <text:p/>
        </draw:connector>
        <draw:custom-shape draw:style-name="gr24" draw:text-style-name="P26" xml:id="id22" draw:id="id22" draw:layer="layout" svg:width="2.794cm" svg:height="1.232cm" svg:x="23.712cm" svg:y="3.406cm">
          <text:p text:style-name="P14"><text:span text:style-name="T7">evalu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7" xml:id="id2" draw:id="id2" draw:layer="layout" svg:width="2.558cm" svg:height="1.778cm" svg:x="9.367cm" svg:y="7.876cm">
          <draw:glue-point draw:id="4" svg:x="-3.733cm" svg:y="-5.005cm"/>
          <draw:glue-point draw:id="5" svg:x="4.491cm" svg:y="-5.005cm"/>
          <text:p text:style-name="P1"><text:span text:style-name="T3">GeoSv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9" xml:id="id12" draw:id="id12" draw:layer="layout" svg:width="1.905cm" svg:height="1.397cm" svg:x="12.384cm" svg:y="13.792cm">
          <text:p text:style-name="P28"><text:span text:style-name="T10">SI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0" draw:layer="layout" draw:type="line" svg:x1="11.925cm" svg:y1="8.765cm" svg:x2="12.83cm" svg:y2="8.747cm" draw:start-shape="id2" draw:start-glue-point="1" draw:end-shape="id6" draw:end-glue-point="3" svg:d="M11925 8765l905-18" svg:viewBox="0 0 906 19">
          <text:p/>
        </draw:connector>
        <draw:custom-shape draw:style-name="gr29" draw:text-style-name="P29" xml:id="id21" draw:id="id21" draw:layer="layout" svg:width="1.905cm" svg:height="1.397cm" svg:x="23.696cm" svg:y="7.943cm">
          <text:p text:style-name="P28"><text:span text:style-name="T10">R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0" draw:layer="layout" draw:type="line" svg:x1="11.49cm" svg:y1="14.508cm" svg:x2="12.384cm" svg:y2="14.491cm" draw:start-shape="id9" draw:start-glue-point="1" draw:end-shape="id12" draw:end-glue-point="6" svg:d="M11490 14508l894-17" svg:viewBox="0 0 895 18">
          <text:p/>
        </draw:connector>
        <draw:connector draw:style-name="gr19" draw:text-style-name="P20" draw:layer="layout" draw:type="lines" svg:x1="13.337cm" svg:y1="13.792cm" svg:x2="15.124cm" svg:y2="10.271cm" draw:start-shape="id12" draw:start-glue-point="4" draw:end-shape="id20" draw:end-glue-point="6" svg:d="M13337 13792v-502l1787-2517v-502" svg:viewBox="0 0 1788 3522">
          <text:p/>
        </draw:connector>
        <draw:connector draw:style-name="gr19" draw:text-style-name="P20" draw:layer="layout" draw:type="lines" svg:x1="14.289cm" svg:y1="14.491cm" svg:x2="15.518cm" svg:y2="14.501cm" draw:start-shape="id12" draw:start-glue-point="10" draw:end-shape="id11" draw:end-glue-point="5" svg:d="M14289 14491h501l226 10h502" svg:viewBox="0 0 1230 11">
          <text:p/>
        </draw:connector>
        <draw:connector draw:style-name="gr19" draw:text-style-name="P20" draw:layer="layout" draw:type="line" svg:x1="13.319cm" svg:y1="17.329cm" svg:x2="13.322cm" svg:y2="17.964cm" draw:start-shape="id13" draw:start-glue-point="6" draw:end-shape="id17" draw:end-glue-point="0" svg:d="M13319 17329l3 635" svg:viewBox="0 0 4 636">
          <text:p/>
        </draw:connector>
        <draw:connector draw:style-name="gr19" draw:text-style-name="P20" draw:layer="layout" draw:type="line" svg:x1="21.72cm" svg:y1="8.62cm" svg:x2="23.696cm" svg:y2="8.642cm" draw:start-shape="id20" draw:start-glue-point="7" draw:end-shape="id21" draw:end-glue-point="6" svg:d="M21720 8620l1976 22" svg:viewBox="0 0 1977 23">
          <text:p/>
        </draw:connector>
        <draw:connector draw:style-name="gr19" draw:text-style-name="P20" draw:layer="layout" draw:type="lines" svg:x1="24.649cm" svg:y1="9.34cm" svg:x2="23.128cm" svg:y2="12.93cm" draw:start-shape="id21" draw:start-glue-point="8" draw:end-shape="id15" draw:end-glue-point="4" svg:d="M24649 9340v501l-1521 2588v501" svg:viewBox="0 0 1522 3591">
          <text:p/>
        </draw:connector>
        <draw:connector draw:style-name="gr19" draw:text-style-name="P20" draw:layer="layout" draw:type="lines" svg:x1="24.649cm" svg:y1="7.943cm" svg:x2="25.109cm" svg:y2="4.638cm" draw:start-shape="id21" draw:start-glue-point="4" draw:end-shape="id22" draw:end-glue-point="2" svg:d="M24649 7943v-502l460-2301v-502" svg:viewBox="0 0 461 33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31T16:55:39.703047091</meta:creation-date>
    <dc:date>2021-10-31T18:22:32.159022500</dc:date>
    <meta:editing-duration>PT1H16M7S</meta:editing-duration>
    <meta:editing-cycles>31</meta:editing-cycles>
    <meta:generator>LibreOffice/6.0.7.3$Linux_X86_64 LibreOffice_project/00m0$Build-3</meta:generator>
    <meta:document-statistic meta:object-count="58"/>
  </office:meta>
</office:document-meta>
</file>